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909cm" fo:min-width="2.294cm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343cm" fo:min-width="0.2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368cm" fo:min-width="1.118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528cm" fo:min-width="0.96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.782cm" fo:min-width="1.40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794cm" svg:height="2.159cm" svg:x="31.539cm" svg:y="8.239cm">
          <text:p/>
          <draw:enhanced-geometry svg:viewBox="0 0 21600 21600" draw:type="rectangle" draw:enhanced-path="M 0 0 L 21600 0 21600 21600 0 21600 0 0 Z N"/>
        </draw:custom-shape>
        <draw:g draw:name="1">
          <svg:title>TexMaths</svg:title>
          <svg:desc>14§display§\frac{1}{sL+R_a}§svg§600§FALSE§1</svg:desc>
          <draw:polygon draw:style-name="gr2" draw:text-style-name="P2" draw:layer="layout" svg:width="1.778cm" svg:height="1.061cm" svg:x="32.117cm" svg:y="8.847cm" svg:viewBox="0 0 1779 1062" draw:points="890,1062 0,1062 0,0 1779,0 1779,1062">
            <text:p/>
          </draw:polygon>
          <draw:path draw:style-name="gr3" draw:text-style-name="P3" draw:layer="layout" svg:width="0.163cm" svg:height="0.328cm" svg:x="32.927cm" svg:y="8.836cm" svg:viewBox="0 0 164 329" svg:d="M102 13c0-12 0-13-11-13-31 32-76 32-91 32v16c10 0 39 0 64-14v256c0 18-1 24-46 24h-15v15c18-1 60-1 81-1 20 0 63 0 80 1v-15h-16c-44 0-46-6-46-24z">
            <text:p/>
          </draw:path>
          <draw:polygon draw:style-name="gr3" draw:text-style-name="P3" draw:layer="layout" svg:width="1.778cm" svg:height="0.02cm" svg:x="32.117cm" svg:y="9.364cm" svg:viewBox="0 0 1779 21" draw:points="890,21 0,21 0,0 1779,0 1779,21">
            <text:p/>
          </draw:polygon>
          <draw:path draw:style-name="gr3" draw:text-style-name="P3" draw:layer="layout" svg:width="0.181cm" svg:height="0.223cm" svg:x="32.142cm" svg:y="9.616cm" svg:viewBox="0 0 182 224" svg:d="M168 34c-14 0-24 11-24 22 0 7 4 14 16 14 11 0 22-8 22-28 0-21-21-42-59-42-66 0-84 50-84 73 0 38 38 46 52 49 25 4 52 10 52 38 0 12-11 53-72 53-7 0-44 0-56-25 19 1 31-13 31-27 0-11-8-17-18-17-13 0-28 10-28 32 0 28 28 48 71 48 80 0 100-60 100-81 0-18-10-31-16-37-14-14-28-16-50-21-17-4-36-7-36-29 0-15 11-45 54-45 13 0 38 3 45 23z">
            <text:p/>
          </draw:path>
          <draw:path draw:style-name="gr3" draw:text-style-name="P3" draw:layer="layout" svg:width="0.297cm" svg:height="0.337cm" svg:x="32.366cm" svg:y="9.497cm" svg:viewBox="0 0 298 338" svg:d="M165 39c4-18 7-24 53-24 14 0 19 0 19-9 0-6-6-6-9-6-15 0-56 1-73 1-14 0-50-1-65-1-3 0-9 0-9 10 0 5 4 5 13 5 1 0 11 0 19 2 9 0 13 1 13 7 0 3 0 4-1 10l-66 266c-6 18-7 22-45 22-8 0-14 0-14 10 0 6 4 6 14 6h228c13 0 13 0 16-9l39-106c1-6 1-7 1-7 0-3-1-6-5-6-5 0-5 3-9 10-17 46-38 102-124 102h-47c-7 0-7 0-11 0-4-1-5-1-5-5 0-2 0-3 2-12z">
            <text:p/>
          </draw:path>
          <draw:path draw:style-name="gr3" draw:text-style-name="P3" draw:layer="layout" svg:width="0.328cm" svg:height="0.328cm" svg:x="32.817cm" svg:y="9.547cm" svg:viewBox="0 0 329 329" svg:d="M175 175h137c7 0 17 0 17-10 0-11-10-11-17-11h-137v-137c0-7 0-17-10-17-11 0-11 10-11 17v137h-137c-7 0-17 0-17 11 0 10 10 10 17 10h137v137c0 7 0 17 11 17 10 0 10-10 10-17z">
            <text:p/>
          </draw:path>
          <draw:path draw:style-name="gr3" draw:text-style-name="P3" draw:layer="layout" svg:width="0.352cm" svg:height="0.348cm" svg:x="33.3cm" svg:y="9.497cm" svg:viewBox="0 0 353 349" svg:d="M165 34c3-12 4-17 14-19 4 0 20 0 30 0 35 0 91 0 91 49 0 17-9 51-28 70-13 13-40 28-84 28h-55zM237 169c49-11 107-44 107-95 0-42-43-74-109-74h-140c-10 0-14 0-14 10 0 5 4 5 13 5 1 0 11 0 19 2 9 0 13 1 13 7 0 3 0 4-1 10l-66 264c-6 20-7 24-45 24-10 0-14 0-14 10 0 6 6 6 7 6 14 0 49-2 62-2 14 0 49 2 63 2 4 0 9 0 9-10 0-6-4-6-14-6-18 0-32 0-32-8 0-3 2-6 3-9l32-131h59c45 0 53 28 53 44 0 9-4 24-7 35-3 14-7 33-7 43 0 53 59 53 66 53 42 0 59-51 59-58 0-5-6-5-6-5-4 0-5 3-7 7-12 36-33 45-45 45-16 0-19-12-19-31 0-14 3-40 4-56 1-7 3-16 3-23 0-38-34-53-46-59z">
            <text:p/>
          </draw:path>
          <draw:path draw:style-name="gr3" draw:text-style-name="P3" draw:layer="layout" svg:width="0.175cm" svg:height="0.156cm" svg:x="33.673cm" svg:y="9.756cm" svg:viewBox="0 0 176 157" svg:d="M126 21c-8-13-20-21-36-21-45 0-90 49-90 99 0 34 22 58 52 58 19 0 36-11 50-24 6 20 27 24 35 24 13 0 21-9 28-18 7-14 11-34 11-35 0-5-4-5-4-5-5 0-5 2-8 10-4 17-11 38-25 38-9 0-12-7-12-17 0-5 3-18 5-28 2-8 7-24 8-31l7-26c1-9 6-25 6-27 0-8-6-11-12-11-5 0-14 4-15 14zM104 109c-3 10-12 17-19 24-2 3-16 14-32 14-12 0-25-8-25-34 0-18 10-57 18-70 16-28 34-33 44-33 23 0 30 26 30 31 0 1 0 2-1 4z">
            <text:p/>
          </draw:path>
        </draw:g>
        <draw:g>
          <svg:title>TexMaths</svg:title>
          <svg:desc>14§display§\frac{1}{sJ+b}§svg§600§FALSE§</svg:desc>
          <draw:polygon draw:style-name="gr2" draw:text-style-name="P2" draw:layer="layout" svg:width="1.364cm" svg:height="1.028cm" svg:x="40.307cm" svg:y="8.746cm" svg:viewBox="0 0 1365 1029" draw:points="682,1029 0,1029 0,0 1365,0 1365,1029">
            <text:p/>
          </draw:polygon>
          <draw:path draw:style-name="gr3" draw:text-style-name="P3" draw:layer="layout" svg:width="0.163cm" svg:height="0.328cm" svg:x="40.909cm" svg:y="8.735cm" svg:viewBox="0 0 164 329" svg:d="M102 13c0-12 0-13-11-13-31 32-76 32-91 32v16c10 0 39 0 64-14v256c0 18-1 24-46 24h-15v15c18-1 60-1 81-1 20 0 63 0 80 1v-15h-16c-44 0-46-6-46-24z">
            <text:p/>
          </draw:path>
          <draw:polygon draw:style-name="gr3" draw:text-style-name="P3" draw:layer="layout" svg:width="1.364cm" svg:height="0.02cm" svg:x="40.307cm" svg:y="9.263cm" svg:viewBox="0 0 1365 21" draw:points="682,21 0,21 0,0 1365,0 1365,21">
            <text:p/>
          </draw:polygon>
          <draw:path draw:style-name="gr3" draw:text-style-name="P3" draw:layer="layout" svg:width="0.181cm" svg:height="0.223cm" svg:x="40.332cm" svg:y="9.515cm" svg:viewBox="0 0 182 224" svg:d="M168 34c-14 0-24 11-24 22 0 7 4 14 16 14 11 0 22-8 22-28 0-21-21-42-59-42-66 0-84 50-84 73 0 38 38 46 52 49 25 4 52 10 52 38 0 12-11 53-72 53-7 0-44 0-56-25 19 1 31-13 31-27 0-11-8-17-18-17-13 0-28 10-28 32 0 28 28 48 71 48 80 0 100-60 100-81 0-18-10-31-16-37-14-14-28-16-50-21-17-4-36-7-36-29 0-15 11-45 54-45 13 0 38 3 45 23z">
            <text:p/>
          </draw:path>
          <draw:path draw:style-name="gr3" draw:text-style-name="P3" draw:layer="layout" svg:width="0.278cm" svg:height="0.348cm" svg:x="40.572cm" svg:y="9.396cm" svg:viewBox="0 0 279 349" svg:d="M232 36c5-16 6-21 33-21 8 0 14 0 14-9 0-5-5-6-7-6-13 0-44 1-56 1-16 0-56-1-73-1-4 0-10 0-10 10 0 5 4 5 17 5 11 0 17 0 29 2 11 1 14 3 14 10 0 2 0 5-1 9l-58 227c-11 48-44 74-70 74-14 0-39-5-47-30 1 0 5 0 5 0 20 0 33-17 33-31 0-16-13-21-21-21-10 0-34 5-34 39 0 31 27 55 66 55 45 0 96-34 109-82z">
            <text:p/>
          </draw:path>
          <draw:path draw:style-name="gr3" draw:text-style-name="P3" draw:layer="layout" svg:width="0.328cm" svg:height="0.328cm" svg:x="40.993cm" svg:y="9.446cm" svg:viewBox="0 0 329 329" svg:d="M175 175h137c7 0 17 0 17-10 0-11-10-11-17-11h-137v-137c0-7 0-17-10-17-11 0-11 10-11 17v137h-137c-7 0-17 0-17 11 0 10 10 10 17 10h137v137c0 7 0 17 11 17 10 0 10-10 10-17z">
            <text:p/>
          </draw:path>
          <draw:path draw:style-name="gr3" draw:text-style-name="P3" draw:layer="layout" svg:width="0.181cm" svg:height="0.348cm" svg:x="41.479cm" svg:y="9.391cm" svg:viewBox="0 0 182 349" svg:d="M95 6c0 0 0-6-7-6-11 0-47 4-60 6-4 0-10 0-10 9 0 6 6 6 13 6 24 0 25 3 25 8 0 3-6 20-7 31l-41 161c-7 24-8 32-8 49 0 48 27 79 63 79 59 0 119-75 119-146 0-45-25-78-66-78-22 0-43 14-57 29zM49 192c3-10 3-11 7-17 24-32 46-39 60-39 17 0 31 14 31 46 0 29-17 85-25 105-17 32-39 50-59 50-17 0-34-14-34-50 0-8 0-18 9-49z">
            <text:p/>
          </draw:path>
        </draw:g>
        <draw:custom-shape draw:style-name="gr4" draw:text-style-name="P1" draw:layer="layout" svg:width="1.46cm" svg:height="1.778cm" draw:transform="rotate (-1.5707963267949) translate (37.835cm 8.6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794cm" svg:height="2.159cm" svg:x="39.544cm" svg:y="8.23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k_t§svg§600§FALSE§</svg:desc>
          <draw:polygon draw:style-name="gr2" draw:text-style-name="P2" draw:layer="layout" svg:width="0.404cm" svg:height="0.415cm" svg:x="36.414cm" svg:y="9.129cm" svg:viewBox="0 0 405 416" draw:points="203,416 0,416 0,0 405,0 405,416">
            <text:p/>
          </draw:polygon>
          <draw:path draw:style-name="gr3" draw:text-style-name="P3" draw:layer="layout" svg:width="0.223cm" svg:height="0.348cm" svg:x="36.441cm" svg:y="9.128cm" svg:viewBox="0 0 224 349" svg:d="M115 6c0 0 0-6-7-6-11 0-46 4-60 6-5 0-9 0-9 9 0 6 4 6 11 6 24 0 26 3 26 8l-2 10-73 284c-1 7-1 9-1 12 0 11 10 14 14 14 7 0 14-5 17-12 3-4 25-95 28-107 17 1 57 9 57 42 0 4 0 5-1 9-1 7-1 13-1 19 0 29 19 49 44 49 16 0 28-9 40-27 12-21 18-49 18-50 0-5-4-5-6-5-5 0-5 2-7 9-10 36-22 61-43 61-10 0-16-5-16-23 0-9 2-20 3-27 3-8 3-11 3-15 0-33-31-47-74-52 15-10 32-25 43-37 24-26 46-47 70-47 4 0 4 0 6 0 5 1 5 1 10 4 1 0 1 1 1 1-22 2-28 21-28 27 0 8 6 18 20 18 12 0 26-11 26-31 0-14-11-30-33-30-14 0-37 4-72 43-17 18-36 38-56 46z">
            <text:p/>
          </draw:path>
          <draw:path draw:style-name="gr3" draw:text-style-name="P3" draw:layer="layout" svg:width="0.117cm" svg:height="0.219cm" svg:x="36.684cm" svg:y="9.328cm" svg:viewBox="0 0 118 220" svg:d="M71 80h36c7 0 11 0 11-9 0-4-4-4-10-4h-34l13-52c0-1 1-2 1-4 0-7-4-11-11-11-10 0-14 6-17 15s2-8-14 52h-35c-7 0-11 0-11 7 0 6 4 6 10 6h33l-21 81c-1 10-4 21-4 27 0 19 17 32 37 32 39 0 61-48 61-53s-5-5-5-5c-4 0-6 2-9 7-10 21-26 41-46 41-7 0-13-4-13-17 0-3 2-11 3-14z">
            <text:p/>
          </draw:path>
        </draw:g>
        <draw:line draw:style-name="gr5" draw:text-style-name="P1" draw:layer="layout" svg:x1="34.279cm" svg:y1="9.382cm" svg:x2="36.057cm" svg:y2="9.382cm">
          <text:p/>
        </draw:line>
        <draw:line draw:style-name="gr5" draw:text-style-name="P1" draw:layer="layout" svg:x1="37.835cm" svg:y1="9.355cm" svg:x2="39.613cm" svg:y2="9.355cm">
          <text:p/>
        </draw:line>
        <draw:custom-shape draw:style-name="gr4" draw:text-style-name="P1" xml:id="id1" draw:id="id1" draw:layer="layout" svg:width="1.46cm" svg:height="1.778cm" draw:transform="rotate (-1.5707963267949) translate (37.835cm 13.021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svg:title>TexMaths</svg:title>
          <svg:desc>14§display§k_e§svg§600§FALSE§</svg:desc>
          <draw:polygon draw:style-name="gr2" draw:text-style-name="P2" draw:layer="layout" svg:width="0.441cm" svg:height="0.415cm" svg:x="37.065cm" svg:y="13.475cm" svg:viewBox="0 0 442 416" draw:points="221,416 0,416 0,0 442,0 442,416">
            <text:p/>
          </draw:polygon>
          <draw:path draw:style-name="gr3" draw:text-style-name="P3" draw:layer="layout" svg:width="0.223cm" svg:height="0.348cm" svg:x="37.092cm" svg:y="13.474cm" svg:viewBox="0 0 224 349" svg:d="M115 6c0 0 0-6-7-6-11 0-46 4-60 6-5 0-9 0-9 9 0 6 4 6 11 6 24 0 26 3 26 8l-2 10-73 284c-1 7-1 9-1 12 0 11 10 14 14 14 7 0 14-5 17-12 3-4 25-95 28-107 17 1 57 9 57 42 0 4 0 5-1 9-2 7-2 13-2 19 0 29 20 49 45 49 15 0 28-9 39-27 13-21 18-49 18-50 0-5-4-5-5-5-6 0-6 2-7 9-10 36-23 61-44 61-9 0-15-5-15-23 0-9 1-20 3-27 3-8 3-11 3-15 0-33-31-47-74-52 15-10 32-25 43-37 24-26 46-47 70-47 4 0 4 0 5 0 6 1 6 1 10 4 2 0 2 1 2 1-23 2-28 21-28 27 0 8 5 18 19 18 13 0 27-11 27-31 0-14-11-30-34-30-14 0-36 4-71 43-17 18-36 38-56 46z">
            <text:p/>
          </draw:path>
          <draw:path draw:style-name="gr3" draw:text-style-name="P3" draw:layer="layout" svg:width="0.147cm" svg:height="0.156cm" svg:x="37.343cm" svg:y="13.737cm" svg:viewBox="0 0 148 157" svg:d="M55 74c9 0 37-1 56-7 25-10 30-26 30-36 0-20-19-31-43-31-42 0-98 32-98 91 0 35 22 66 63 66 59 0 85-35 85-39 0-3-3-6-5-6s-3 0-6 3c-27 32-67 32-74 32-21 0-35-14-35-42 0-6 0-11 4-31zM35 64c15-50 53-54 63-54 15 0 28 7 28 21 0 33-59 33-73 33z">
            <text:p/>
          </draw:path>
        </draw:g>
        <draw:custom-shape draw:style-name="gr1" draw:text-style-name="P1" xml:id="id5" draw:id="id5" draw:layer="layout" svg:width="2.794cm" svg:height="2.159cm" svg:x="22.967cm" svg:y="8.239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9.779cm" svg:y1="9.382cm" svg:x2="31.557cm" svg:y2="9.382cm">
          <text:p/>
        </draw:line>
        <draw:g>
          <svg:title>TexMaths</svg:title>
          <svg:desc>28§display§PD§svg§600§FALSE§</svg:desc>
          <draw:polygon draw:style-name="gr2" draw:text-style-name="P2" draw:layer="layout" svg:width="1.606cm" svg:height="0.671cm" svg:x="23.545cm" svg:y="9.015cm" svg:viewBox="0 0 1607 672" draw:points="804,672 0,672 0,0 1607,0 1607,672">
            <text:p/>
          </draw:polygon>
          <draw:path draw:style-name="gr3" draw:text-style-name="P3" draw:layer="layout" svg:width="0.705cm" svg:height="0.674cm" svg:x="23.584cm" svg:y="9.012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6zM330 67c9-33 12-36 54-36h95c81 0 134 25 134 95 0 39-19 123-59 160-47 44-109 50-151 50h-140z">
            <text:p/>
          </draw:path>
          <draw:path draw:style-name="gr3" draw:text-style-name="P3" draw:layer="layout" svg:width="0.755cm" svg:height="0.674cm" svg:x="24.351cm" svg:y="9.012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7-107 112-230 112h-112c-14 0-14 0-20 0-11-3-14-3-14-11 0-3 0-6 6-22z">
            <text:p/>
          </draw:path>
        </draw:g>
        <draw:custom-shape draw:style-name="gr6" draw:text-style-name="P1" xml:id="id4" draw:id="id4" draw:layer="layout" svg:width="2.286cm" svg:height="2.286cm" svg:x="18.666cm" svg:y="8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9.047cm" svg:y1="10.226cm" svg:x2="20.571cm" svg:y2="8.448cm">
          <text:p/>
        </draw:line>
        <draw:line draw:style-name="gr7" draw:text-style-name="P1" draw:layer="layout" svg:x1="19.047cm" svg:y1="8.448cm" svg:x2="20.571cm" svg:y2="10.226cm">
          <text:p/>
        </draw:line>
        <draw:g xml:id="id6" draw:id="id6">
          <svg:title>TexMaths</svg:title>
          <svg:desc>20§display§+§svg§600§FALSE§</svg:desc>
          <draw:polygon draw:style-name="gr2" draw:text-style-name="P2" draw:layer="layout" svg:width="0.545cm" svg:height="0.467cm" svg:x="18.76cm" svg:y="9.047cm" svg:viewBox="0 0 546 468" draw:points="274,468 0,468 0,0 546,0 546,468">
            <text:p/>
          </draw:polygon>
          <draw:path draw:style-name="gr3" draw:text-style-name="P3" draw:layer="layout" svg:width="0.469cm" svg:height="0.469cm" svg:x="18.8cm" svg:y="9.045cm" svg:viewBox="0 0 470 470" svg:d="M250 250h196c10 0 24 0 24-14 0-16-14-16-24-16h-196v-196c0-10 0-24-14-24-16 0-16 14-16 24v196h-196c-10 0-24 0-24 16 0 14 14 14 24 14h196v196c0 10 0 24 16 24 14 0 14-14 14-24z">
            <text:p/>
          </draw:path>
        </draw:g>
        <draw:g>
          <svg:title>TexMaths</svg:title>
          <svg:desc>14§display§-§svg§600§FALSE§</svg:desc>
          <draw:polygon draw:style-name="gr2" draw:text-style-name="P2" draw:layer="layout" svg:width="0.381cm" svg:height="0.327cm" svg:x="19.657cm" svg:y="9.798cm" svg:viewBox="0 0 382 328" draw:points="192,328 0,328 0,0 382,0 382,328">
            <text:p/>
          </draw:polygon>
          <draw:path draw:style-name="gr3" draw:text-style-name="P3" draw:layer="layout" svg:width="0.301cm" svg:height="0.02cm" svg:x="19.698cm" svg:y="9.951cm" svg:viewBox="0 0 302 21" svg:d="M284 21c8 0 18 0 18-10 0-11-10-11-18-11h-267c-9 0-17 0-17 11 0 10 8 10 17 10z">
            <text:p/>
          </draw:path>
        </draw:g>
        <draw:custom-shape draw:style-name="gr6" draw:text-style-name="P1" xml:id="id2" draw:id="id2" draw:layer="layout" svg:width="2.286cm" svg:height="2.286cm" svg:x="27.567cm" svg:y="8.1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7.948cm" svg:y1="10.227cm" svg:x2="29.472cm" svg:y2="8.449cm">
          <text:p/>
        </draw:line>
        <draw:line draw:style-name="gr7" draw:text-style-name="P1" draw:layer="layout" svg:x1="27.948cm" svg:y1="8.449cm" svg:x2="29.472cm" svg:y2="10.227cm">
          <text:p/>
        </draw:line>
        <draw:g>
          <svg:title>TexMaths</svg:title>
          <svg:desc>20§display§+§svg§600§FALSE§</svg:desc>
          <draw:polygon draw:style-name="gr2" draw:text-style-name="P2" draw:layer="layout" svg:width="0.545cm" svg:height="0.467cm" svg:x="27.661cm" svg:y="9.048cm" svg:viewBox="0 0 546 468" draw:points="274,468 0,468 0,0 546,0 546,468">
            <text:p/>
          </draw:polygon>
          <draw:path draw:style-name="gr3" draw:text-style-name="P3" draw:layer="layout" svg:width="0.469cm" svg:height="0.469cm" svg:x="27.701cm" svg:y="9.046cm" svg:viewBox="0 0 470 470" svg:d="M250 250h196c10 0 24 0 24-14 0-16-14-16-24-16h-196v-196c0-10 0-24-14-24-16 0-16 14-16 24v196h-196c-10 0-24 0-24 16 0 14 14 14 24 14h196v196c0 10 0 24 16 24 14 0 14-14 14-24z">
            <text:p/>
          </draw:path>
        </draw:g>
        <draw:g>
          <svg:title>TexMaths</svg:title>
          <svg:desc>14§display§-§svg§600§FALSE§</svg:desc>
          <draw:polygon draw:style-name="gr2" draw:text-style-name="P2" draw:layer="layout" svg:width="0.381cm" svg:height="0.327cm" svg:x="28.558cm" svg:y="9.799cm" svg:viewBox="0 0 382 328" draw:points="192,328 0,328 0,0 382,0 382,328">
            <text:p/>
          </draw:polygon>
          <draw:path draw:style-name="gr3" draw:text-style-name="P3" draw:layer="layout" svg:width="0.301cm" svg:height="0.02cm" svg:x="28.599cm" svg:y="9.952cm" svg:viewBox="0 0 302 21" svg:d="M284 21c8 0 18 0 18-10 0-11-10-11-18-11h-267c-9 0-17 0-17 11 0 10 8 10 17 10z">
            <text:p/>
          </draw:path>
        </draw:g>
        <draw:line draw:style-name="gr5" draw:text-style-name="P1" draw:layer="layout" svg:x1="25.779cm" svg:y1="9.382cm" svg:x2="27.557cm" svg:y2="9.382cm">
          <text:p/>
        </draw:line>
        <draw:connector draw:style-name="gr5" draw:text-style-name="P1" draw:layer="layout" svg:x1="36.058cm" svg:y1="13.752cm" svg:x2="28.71cm" svg:y2="10.481cm" draw:start-shape="id1" draw:start-glue-point="4" draw:end-shape="id2" draw:end-glue-point="8" svg:d="M36058 13752h-7348v-3271" svg:viewBox="0 0 7349 3272">
          <text:p/>
        </draw:connector>
        <draw:line draw:style-name="gr5" draw:text-style-name="P1" xml:id="id3" draw:id="id3" draw:layer="layout" svg:x1="42.335cm" svg:y1="9.355cm" svg:x2="45.963cm" svg:y2="9.355cm">
          <text:p/>
        </draw:line>
        <draw:connector draw:style-name="gr5" draw:text-style-name="P1" draw:layer="layout" draw:line-skew="2.956cm" svg:x1="44.149cm" svg:y1="9.355cm" svg:x2="37.835cm" svg:y2="13.752cm" draw:start-shape="id3" draw:start-glue-point="0" draw:end-shape="id1" draw:end-glue-point="7" svg:d="M44149 9355h-1107v4397h-5207" svg:viewBox="0 0 6315 4398">
          <text:p/>
        </draw:connector>
        <draw:connector draw:style-name="gr5" draw:text-style-name="P1" draw:layer="layout" svg:x1="20.952cm" svg:y1="9.337cm" svg:x2="22.967cm" svg:y2="9.318cm" draw:start-shape="id4" draw:start-glue-point="10" draw:end-shape="id5" draw:end-glue-point="3" svg:d="M20952 9337h1008v-19h1007" svg:viewBox="0 0 2016 20">
          <text:p/>
        </draw:connector>
        <draw:connector draw:style-name="gr5" draw:text-style-name="P1" draw:layer="layout" svg:x1="14.776cm" svg:y1="9.28cm" svg:x2="18.76cm" svg:y2="9.28cm" draw:end-shape="id6" draw:end-glue-point="3" svg:d="M14776 9280h3984" svg:viewBox="0 0 3985 1">
          <text:p/>
        </draw:connector>
        <draw:custom-shape draw:style-name="gr8" draw:text-style-name="P1" xml:id="id8" draw:id="id8" draw:layer="layout" svg:width="1.46cm" svg:height="1.778cm" draw:transform="rotate (-1.5707963267949) translate (30.136cm 15.921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svg:title>TexMaths</svg:title>
          <svg:desc>14§display§J§svg§600§FALSE§</svg:desc>
          <draw:polygon draw:style-name="gr2" draw:text-style-name="P2" draw:layer="layout" svg:width="0.32cm" svg:height="0.335cm" svg:x="29.367cm" svg:y="16.376cm" svg:viewBox="0 0 321 336" draw:points="160,336 0,336 0,0 321,0 321,336">
            <text:p/>
          </draw:polygon>
          <draw:path draw:style-name="gr3" draw:text-style-name="P3" draw:layer="layout" svg:width="0.278cm" svg:height="0.348cm" svg:x="29.402cm" svg:y="16.375cm" svg:viewBox="0 0 279 349" svg:d="M233 36c4-16 5-21 32-21 8 0 14 0 14-9 0-5-4-6-7-6-13 0-44 1-56 1-16 0-56-1-73-1-4 0-10 0-10 10 0 5 4 5 17 5 11 0 17 0 29 2 12 1 14 3 14 10 0 2 0 5-1 9l-57 228c-12 47-45 74-71 74-14 0-39-6-47-31 1 0 5 0 5 0 20 0 33-17 33-31 0-15-13-21-21-21-10 0-34 6-34 39 0 31 27 55 66 55 45 0 97-34 109-81z">
            <text:p/>
          </draw:path>
        </draw:g>
        <draw:connector draw:style-name="gr5" draw:text-style-name="P1" draw:layer="layout" draw:line-skew="2.928cm" svg:x1="42.335cm" svg:y1="9.355cm" svg:x2="37.884cm" svg:y2="16.648cm" draw:start-shape="id3" draw:end-shape="id7" draw:end-glue-point="1" svg:d="M42335 9355h702v7293h-5153" svg:viewBox="0 0 5154 7294">
          <text:p/>
        </draw:connector>
        <draw:connector draw:style-name="gr5" draw:text-style-name="P1" draw:layer="layout" svg:x1="28.359cm" svg:y1="16.652cm" svg:x2="19.809cm" svg:y2="10.48cm" draw:start-shape="id8" draw:start-glue-point="4" draw:end-shape="id4" draw:end-glue-point="8" svg:d="M28359 16652h-8550v-6172" svg:viewBox="0 0 8551 6173">
          <text:p/>
        </draw:connector>
        <draw:g>
          <svg:title>TexMaths</svg:title>
          <svg:desc>20§display§\tau_{ref}§svg§600§FALSE§</svg:desc>
          <draw:polygon draw:style-name="gr2" draw:text-style-name="P2" draw:layer="layout" svg:width="1.177cm" svg:height="0.503cm" svg:x="15.995cm" svg:y="8.604cm" svg:viewBox="0 0 1178 504" draw:points="588,504 0,504 0,0 1178,0 1178,504">
            <text:p/>
          </draw:polygon>
          <draw:path draw:style-name="gr3" draw:text-style-name="P3" draw:layer="layout" svg:width="0.341cm" svg:height="0.313cm" svg:x="16.013cm" svg:y="8.602cm" svg:viewBox="0 0 342 314" svg:d="M188 42h120c8 0 34 0 34-26 0-16-14-16-28-16h-198c-14 0-42 0-72 34-24 24-44 58-44 62 0 2 0 8 8 8 6 0 8-2 12-8 34-54 74-54 90-54h58l-70 226c-2 8-6 24-6 26 0 8 4 20 20 20 24 0 28-20 30-32z">
            <text:p/>
          </draw:path>
          <draw:path draw:style-name="gr3" draw:text-style-name="P3" draw:layer="layout" svg:width="0.229cm" svg:height="0.223cm" svg:x="16.325cm" svg:y="8.794cm" svg:viewBox="0 0 230 224" svg:d="M94 118c0-2 12-48 12-50 2-4 16-28 32-40 4-4 18-14 40-14 4 0 18 0 26 6-14 6-20 20-20 28 0 12 8 18 20 18 10 0 26-8 26-30 0-26-26-36-52-36s-48 10-70 36c-8-32-40-36-50-36-20 0-32 12-40 26-12 18-18 48-18 50 0 6 6 6 8 6 8 0 8-2 12-14 6-30 16-54 36-54 12 0 16 10 16 24 0 10-4 28-8 42-4 12-8 34-10 44l-16 64c-2 6-6 18-6 20 0 10 10 16 18 16 6 0 16-4 20-14 2-4 6-26 10-38z">
            <text:p/>
          </draw:path>
          <draw:path draw:style-name="gr3" draw:text-style-name="P3" draw:layer="layout" svg:width="0.211cm" svg:height="0.223cm" svg:x="16.609cm" svg:y="8.794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3" draw:text-style-name="P3" draw:layer="layout" svg:width="0.263cm" svg:height="0.447cm" svg:x="16.877cm" svg:y="8.664cm" svg:viewBox="0 0 264 448" svg:d="M166 152h48c10 0 16 0 16-10 0-8-6-8-14-8h-46c10-62 14-84 18-98 2-12 14-22 26-22 0 0 14 0 22 6-20 6-20 24-20 26 0 12 8 20 20 20s28-12 28-30c0-24-26-36-50-36-22 0-46 12-60 38-10 18-14 40-24 96h-40c-10 0-16 0-16 12 0 6 6 6 16 6h36c0 4-32 182-44 234-2 12-10 48-34 48 0 0-12 0-22-4 20-8 22-26 22-28 0-12-8-18-20-18-14 0-28 10-28 30 0 22 24 34 48 34 32 0 54-32 60-42 18-34 28-94 30-100z">
            <text:p/>
          </draw:path>
        </draw:g>
        <draw:g>
          <svg:title>TexMaths</svg:title>
          <svg:desc>20§display§\tau_{actual}§svg§600§FALSE§</svg:desc>
          <draw:polygon draw:style-name="gr2" draw:text-style-name="P2" draw:layer="layout" svg:width="1.887cm" svg:height="0.407cm" svg:x="23.243cm" svg:y="15.747cm" svg:viewBox="0 0 1888 408" draw:points="944,408 0,408 0,0 1888,0 1888,408">
            <text:p/>
          </draw:polygon>
          <draw:path draw:style-name="gr3" draw:text-style-name="P3" draw:layer="layout" svg:width="0.341cm" svg:height="0.313cm" svg:x="23.261cm" svg:y="15.745cm" svg:viewBox="0 0 342 314" svg:d="M188 42h120c8 0 34 0 34-26 0-16-14-16-28-16h-198c-14 0-42 0-72 34-24 24-44 58-44 62 0 2 0 8 8 8 6 0 8-2 12-8 34-54 74-54 90-54h58l-70 226c-2 8-6 24-6 26 0 8 4 20 20 20 24 0 28-20 30-32z">
            <text:p/>
          </draw:path>
          <draw:path draw:style-name="gr3" draw:text-style-name="P3" draw:layer="layout" svg:width="0.251cm" svg:height="0.223cm" svg:x="23.579cm" svg:y="15.937cm" svg:viewBox="0 0 252 224" svg:d="M180 30c-12-18-28-30-52-30-64 0-128 70-128 142 0 48 32 82 74 82 28 0 52-16 72-34 8 28 38 34 50 34 18 0 30-12 40-26 10-20 16-48 16-50 0-6-6-6-6-6-8 0-8 2-12 14-6 24-16 54-36 54-14 0-16-10-16-24 0-8 4-26 6-40 4-12 10-34 12-44l10-38c2-12 8-36 8-38 0-12-8-16-16-16s-20 6-22 20zM148 156c-4 14-16 24-26 34-4 4-24 20-46 20-18 0-36-12-36-48 0-26 14-82 26-100 22-40 48-48 62-48 34 0 44 38 44 44 0 2 0 4-2 6z">
            <text:p/>
          </draw:path>
          <draw:path draw:style-name="gr3" draw:text-style-name="P3" draw:layer="layout" svg:width="0.215cm" svg:height="0.223cm" svg:x="23.883cm" svg:y="15.937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3" draw:text-style-name="P3" draw:layer="layout" svg:width="0.167cm" svg:height="0.313cm" svg:x="24.123cm" svg:y="15.847cm" svg:viewBox="0 0 168 314" svg:d="M102 114h50c10 0 16 0 16-12 0-6-6-6-14-6h-48l18-74c0-2 2-4 2-6 0-10-6-16-16-16-14 0-20 8-24 22-4 12 2-12-20 74h-50c-10 0-16 0-16 10 0 8 6 8 14 8h48l-30 116c-2 14-6 30-6 38 0 28 24 46 52 46 56 0 88-68 88-76 0-6-8-6-8-6-6 0-8 2-12 10-14 30-38 58-66 58-10 0-18-6-18-24 0-4 2-16 4-20z">
            <text:p/>
          </draw:path>
          <draw:path draw:style-name="gr3" draw:text-style-name="P3" draw:layer="layout" svg:width="0.287cm" svg:height="0.223cm" svg:x="24.337cm" svg:y="15.937cm" svg:viewBox="0 0 288 224" svg:d="M186 138c-2 10-6 30-8 30-10 16-28 42-60 42-34 0-34-32-34-42 0-28 14-64 28-100 4-10 6-18 6-26 0-26-20-42-46-42-50 0-72 68-72 76 0 6 6 6 8 6 8 0 8-2 10-8 12-40 34-60 52-60 8 0 12 6 12 18 0 10-4 22-8 32-26 70-26 84-26 96 0 10 0 32 18 48 14 12 34 16 50 16 32 0 48-16 64-32 12 30 44 32 50 32 18 0 30-10 40-26 10-20 18-48 18-50 0-6-8-6-8-6-8 0-8 2-12 14-6 24-14 54-36 54-12 0-16-12-16-24 0-8 4-26 8-40 2-12 8-34 10-44l12-44c2-12 8-34 8-38 0-10-8-16-16-16-18 0-22 16-26 32z">
            <text:p/>
          </draw:path>
          <draw:path draw:style-name="gr3" draw:text-style-name="P3" draw:layer="layout" svg:width="0.251cm" svg:height="0.223cm" svg:x="24.675cm" svg:y="15.937cm" svg:viewBox="0 0 252 224" svg:d="M180 30c-12-18-28-30-52-30-64 0-128 70-128 142 0 48 32 82 74 82 28 0 52-16 72-34 8 28 38 34 50 34 18 0 30-12 40-26 10-20 16-48 16-50 0-6-6-6-8-6-6 0-6 2-10 14-6 24-16 54-36 54-14 0-16-10-16-24 0-8 4-26 6-40 4-12 10-34 12-44l10-38c2-12 8-36 8-38 0-12-8-16-16-16s-20 6-22 20zM148 156c-4 14-16 24-26 34-4 4-24 20-46 20-18 0-36-12-36-48 0-26 14-82 26-100 22-40 48-48 62-48 34 0 44 38 44 44 0 2 0 4-2 6z">
            <text:p/>
          </draw:path>
          <draw:path draw:style-name="gr3" draw:text-style-name="P3" draw:layer="layout" svg:width="0.111cm" svg:height="0.347cm" svg:x="24.981cm" svg:y="15.813cm" svg:viewBox="0 0 112 348" svg:d="M110 14c0 0 2-6 2-8s-2-6-8-6c-10 0-52 4-64 4-4 2-10 2-10 12 0 8 6 8 12 8 24 0 24 2 24 6s0 8-2 12l-62 244c-2 4-2 10-2 16 0 32 28 46 52 46 12 0 28-4 40-26 12-18 18-48 18-50 0-6-6-6-8-6-6 0-8 4-10 12-6 24-16 56-38 56-12 0-16-12-16-24 0-6 2-14 2-20z">
            <text:p/>
          </draw:path>
        </draw:g>
        <draw:g>
          <svg:title>TexMaths</svg:title>
          <svg:desc>20§display§v_a§svg§600§FALSE§</svg:desc>
          <draw:polygon draw:style-name="gr2" draw:text-style-name="P2" draw:layer="layout" svg:width="0.645cm" svg:height="0.407cm" svg:x="26.281cm" svg:y="8.487cm" svg:viewBox="0 0 646 408" draw:points="322,408 0,408 0,0 646,0 646,408">
            <text:p/>
          </draw:polygon>
          <draw:path draw:style-name="gr3" draw:text-style-name="P3" draw:layer="layout" svg:width="0.309cm" svg:height="0.319cm" svg:x="26.301cm" svg:y="8.477cm" svg:viewBox="0 0 310 320" svg:d="M310 50c0-38-18-50-30-50-18 0-36 18-36 34 0 10 4 14 12 22 14 14 24 32 24 58 0 28-42 190-126 190-36 0-52-24-52-60 0-40 18-92 40-150 6-12 10-22 10-36 0-32-24-58-58-58-68 0-94 102-94 108 0 8 8 8 8 8 8 0 8-2 12-12 20-72 50-88 72-88 4 0 16 0 16 22 0 18-6 36-12 50-30 82-40 114-40 144 0 78 62 88 96 88 118 0 158-234 158-270z">
            <text:p/>
          </draw:path>
          <draw:path draw:style-name="gr3" draw:text-style-name="P3" draw:layer="layout" svg:width="0.251cm" svg:height="0.223cm" svg:x="26.651cm" svg:y="8.677cm" svg:viewBox="0 0 252 224" svg:d="M180 30c-12-18-28-30-52-30-64 0-128 70-128 142 0 48 32 82 74 82 28 0 52-16 72-34 8 28 38 34 50 34 18 0 30-12 40-26 10-20 16-48 16-50 0-6-6-6-6-6-8 0-8 2-12 14-6 24-16 54-36 54-12 0-16-10-16-24 0-8 4-26 6-40 4-12 10-34 12-44l10-38c2-12 8-36 8-38 0-12-8-16-16-16s-20 6-22 20zM148 156c-4 14-16 24-26 34-4 4-24 20-46 20-18 0-36-12-36-48 0-26 14-82 26-100 22-40 48-48 62-48 34 0 44 38 44 44 0 2 0 4-2 6z">
            <text:p/>
          </draw:path>
        </draw:g>
        <draw:g>
          <svg:title>TexMaths</svg:title>
          <svg:desc>20§display§i§svg§600§FALSE§</svg:desc>
          <draw:polygon draw:style-name="gr2" draw:text-style-name="P2" draw:layer="layout" svg:width="0.243cm" svg:height="0.463cm" svg:x="34.883cm" svg:y="8.554cm" svg:viewBox="0 0 244 464" draw:points="122,464 0,464 0,0 244,0 244,464">
            <text:p/>
          </draw:polygon>
          <draw:path draw:style-name="gr3" draw:text-style-name="P3" draw:layer="layout" svg:width="0.187cm" svg:height="0.473cm" svg:x="34.903cm" svg:y="8.552cm" svg:viewBox="0 0 188 474" svg:d="M182 26c0-14-10-26-28-26s-38 18-38 38c0 12 10 24 28 24 16 0 38-16 38-36zM128 290c8-20 8-22 14-40 6-14 10-24 10-38 0-32-22-58-58-58-68 0-94 102-94 110 0 6 8 6 8 6 8 0 8-2 12-12 20-66 48-88 72-88 6 0 18 0 18 22 0 16-6 30-8 38-6 18-38 100-50 130-6 18-16 42-16 56 0 34 24 58 58 58 68 0 94-102 94-108 0-8-6-8-8-8-8 0-8 2-12 14-12 44-36 86-72 86-12 0-18-6-18-22 0-18 6-28 22-72z">
            <text:p/>
          </draw:path>
        </draw:g>
        <draw:g>
          <svg:title>TexMaths</svg:title>
          <svg:desc>20§display§\dot{\omega}§svg§600§FALSE§</svg:desc>
          <draw:polygon draw:style-name="gr2" draw:text-style-name="P2" draw:layer="layout" svg:width="0.463cm" svg:height="0.469cm" svg:x="33.131cm" svg:y="15.762cm" svg:viewBox="0 0 464 470" draw:points="232,470 0,470 0,0 464,0 464,470">
            <text:p/>
          </draw:polygon>
          <draw:path draw:style-name="gr3" draw:text-style-name="P3" draw:layer="layout" svg:width="0.077cm" svg:height="0.075cm" svg:x="33.325cm" svg:y="15.76cm" svg:viewBox="0 0 78 76" svg:d="M78 38c0-20-18-38-40-38-24 0-38 20-38 38 0 20 16 38 38 38 24 0 40-20 40-38z">
            <text:p/>
          </draw:path>
          <draw:path draw:style-name="gr3" draw:text-style-name="P3" draw:layer="layout" svg:width="0.417cm" svg:height="0.319cm" svg:x="33.139cm" svg:y="15.92cm" svg:viewBox="0 0 418 320" svg:d="M418 50c0-32-12-50-28-50-18 0-36 16-36 34 0 6 2 14 10 20 12 12 24 30 24 60 0 28-12 68-34 102-22 30-48 54-82 54-40 0-62-26-68-64 8-18 24-64 24-84 0-8-4-16-12-16-6 0-14 2-20 12-8 14-16 60-16 86-24 34-52 66-96 66-46 0-62-42-62-82 0-88 72-162 72-172 0-8-6-14-12-14-10 0-14 10-20 16-36 52-62 136-62 202 0 48 16 100 74 100 50 0 84-34 108-74 8 42 34 74 78 74 56 0 90-42 116-96 16-34 42-130 42-174z">
            <text:p/>
          </draw:path>
        </draw:g>
        <draw:g>
          <svg:title>TexMaths</svg:title>
          <svg:desc>20§display§\omega§svg§600§FALSE§</svg:desc>
          <draw:polygon draw:style-name="gr2" draw:text-style-name="P2" draw:layer="layout" svg:width="0.463cm" svg:height="0.303cm" svg:x="43.953cm" svg:y="8.639cm" svg:viewBox="0 0 464 304" draw:points="232,304 0,304 0,0 464,0 464,304">
            <text:p/>
          </draw:polygon>
          <draw:path draw:style-name="gr3" draw:text-style-name="P3" draw:layer="layout" svg:width="0.417cm" svg:height="0.319cm" svg:x="43.961cm" svg:y="8.629cm" svg:viewBox="0 0 418 320" svg:d="M418 50c0-32-12-50-28-50-18 0-36 16-36 34 0 6 2 14 10 20 12 12 24 30 24 60 0 28-12 68-34 102-22 30-48 54-82 54-40 0-62-26-68-64 8-18 24-64 24-84 0-8-4-16-12-16-6 0-14 2-20 12-8 14-16 60-16 86-24 34-52 66-96 66-46 0-62-42-62-82 0-88 72-162 72-172 0-8-6-14-12-14-10 0-14 10-20 16-36 52-62 136-62 202 0 48 16 100 74 100 50 0 84-34 108-74 8 42 34 74 78 74 56 0 90-42 116-96 16-34 42-130 42-174z">
            <text:p/>
          </draw:path>
        </draw:g>
        <draw:custom-shape draw:style-name="gr9" draw:text-style-name="P1" xml:id="id7" draw:id="id7" draw:layer="layout" svg:width="1.905cm" svg:height="2.032cm" svg:x="35.979cm" svg:y="15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35.979cm" svg:y1="16.648cm" svg:x2="30.136cm" svg:y2="16.652cm" draw:start-shape="id7" draw:start-glue-point="3" draw:end-shape="id8" draw:end-glue-point="7" svg:d="M35979 16648h-2921v4h-2922" svg:viewBox="0 0 5844 5">
          <text:p/>
        </draw:connector>
        <draw:g>
          <svg:title>TexMaths</svg:title>
          <svg:desc>22§display§\frac{d}{dt}§svg§600§FALSE§</svg:desc>
          <draw:polygon draw:style-name="gr2" draw:text-style-name="P2" draw:layer="layout" svg:width="0.683cm" svg:height="1.59cm" svg:x="36.538cm" svg:y="15.842cm" svg:viewBox="0 0 684 1591" draw:points="341,1591 0,1591 0,0 684,0 684,1591">
            <text:p/>
          </draw:polygon>
          <draw:path draw:style-name="gr3" draw:text-style-name="P3" draw:layer="layout" svg:width="0.368cm" svg:height="0.547cm" svg:x="36.71cm" svg:y="15.84cm" svg:viewBox="0 0 369 548" svg:d="M369 9c0 0 0-9-8-9-14 0-86 7-99 9-7 0-11 4-11 15 0 9 6 9 17 9 38 0 40 4 40 13l-2 16-46 184c-16-30-38-50-73-50-90 0-187 114-187 227 0 72 42 125 103 125 16 0 55-4 102-59 6 33 33 59 70 59 29 0 46-18 57-44 13-26 24-75 24-77 0-7-6-7-9-7-8 0-8 3-10 14-14 50-29 96-60 96-22 0-24-19-24-35 0-20 2-24 4-37zM209 447c-4 13-4 15-15 28-36 42-66 55-88 55-40 0-51-41-51-72 0-40 24-135 44-170 24-46 57-75 90-75 51 0 60 64 60 69 0 4 0 8-3 13z">
            <text:p/>
          </draw:path>
          <draw:polygon draw:style-name="gr3" draw:text-style-name="P3" draw:layer="layout" svg:width="0.683cm" svg:height="0.032cm" svg:x="36.538cm" svg:y="16.692cm" svg:viewBox="0 0 684 33" draw:points="341,33 0,33 0,0 684,0 684,33">
            <text:p/>
          </draw:polygon>
          <draw:path draw:style-name="gr3" draw:text-style-name="P3" draw:layer="layout" svg:width="0.368cm" svg:height="0.547cm" svg:x="36.569cm" svg:y="16.894cm" svg:viewBox="0 0 369 548" svg:d="M369 9c0 0 0-9-8-9-14 0-86 7-99 9-7 0-11 4-11 15 0 9 6 9 17 9 38 0 40 4 40 13l-2 16-46 184c-16-30-38-50-73-50-90 0-187 114-187 227 0 72 42 125 103 125 16 0 55-4 102-59 6 33 33 59 70 59 29 0 46-18 57-44 13-26 24-75 24-77 0-7-6-7-9-7-8 0-8 3-10 14-14 50-29 96-60 96-22 0-24-19-24-35 0-20 2-24 4-37zM209 447c-4 13-4 15-15 28-36 42-66 55-88 55-40 0-51-41-51-72 0-40 24-135 44-170 24-46 57-75 90-75 51 0 60 64 60 69 0 4 0 8-3 13z">
            <text:p/>
          </draw:path>
          <draw:path draw:style-name="gr3" draw:text-style-name="P3" draw:layer="layout" svg:width="0.239cm" svg:height="0.494cm" svg:x="36.956cm" svg:y="16.947cm" svg:viewBox="0 0 240 495" svg:d="M143 176h73c15 0 24 0 24-15 0-9-9-9-22-9h-68c28-110 30-126 30-130 0-13-8-22-22-22-2 0-24 0-30 29l-31 123h-73c-15 0-24 0-24 15 0 9 7 9 22 9h68c-55 220-59 233-59 247 0 41 31 72 72 72 80 0 124-114 124-119 0-9-7-9-9-9-7 0-9 3-11 11-35 82-75 100-101 100-18 0-25-9-25-36 0-19 0-24 5-37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9T20:19:47.260465214</meta:creation-date>
    <dc:date>2018-04-26T14:59:46.177908856</dc:date>
    <meta:editing-duration>PT42M25S</meta:editing-duration>
    <meta:editing-cycles>31</meta:editing-cycles>
    <meta:generator>LibreOffice/5.1.6.2$Linux_X86_64 LibreOffice_project/10m0$Build-2</meta:generator>
    <meta:document-statistic meta:object-count="104"/>
  </office:meta>
</office:document-meta>
</file>